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weight="bold" style:font-weight-asian="bold" style:font-weight-complex="bold"/>
    </style:style>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view 1</text:p>
      <text:list xml:id="list7264227522641517424" text:style-name="L5">
        <text:list-item>
          <text:p text:style-name="P6">The only issue is related to th<text:span text:style-name="T1">e need of better evaluating the approach and comparing with others, which however would hardly fit the space limitations of this submission, and will hopefully developed in future works.</text:span></text:p>
        </text:list-item>
      </text:list>
      <text:p text:style-name="Standard"/>
      <text:p text:style-name="P4">Review 2</text:p>
      <text:list xml:id="list8729995029862681428" text:style-name="L4">
        <text:list-item>
          <text:p text:style-name="P5">Section 2.1. Although Shoham’s work (Agent oriented Programming, 1993) used several cognitive notions, the BDI model was specified formally and proposed by A. Rao and M.P. Georgeff (please look for relative references). </text:p>
        </text:list-item>
        <text:list-item>
          <text:p text:style-name="P5">Section 3. Reference (Silva and Vieira, ) is missing date.</text:p>
        </text:list-item>
        <text:list-item>
          <text:p text:style-name="P5">Section 4. In the sequence diagram, multiple objects (specialized agents and artifacts) must be represented by multiple, overlapping rectangles.</text:p>
        </text:list-item>
        <text:list-item>
          <text:p text:style-name="P5">“The artifacts were identified with the name of the agents that would use them, so the agents could know what artifacts were theirs.” -&gt; please rephrase </text:p>
        </text:list-item>
      </text:list>
      <text:p text:style-name="Standard"/>
      <text:p text:style-name="P4">Review 3</text:p>
      <text:list xml:id="list467784890109988351" text:style-name="L8">
        <text:list-item>
          <text:p text:style-name="P9">The paper includes some implementation details (section 4.2) that should be removed.</text:p>
        </text:list-item>
        <text:list-item>
          <text:p text:style-name="P9">Though the paper includes some comments about empirical values, results and quality of recommendations, it needs more evaluation and details about tests and results.</text:p>
        </text:list-item>
        <text:list-item>
          <text:p text:style-name="P9">English should be revised</text:p>
        </text:list-item>
      </text:list>
      <text:list xml:id="list7959044302582807269" text:style-name="L1">
        <text:list-item>
          <text:p text:style-name="P1">improve evaluation</text:p>
        </text:list-item>
      </text:list>
      <text:p text:style-name="Standard"/>
      <text:p text:style-name="P4">Review 4</text:p>
      <text:list xml:id="list4327020192551442274" text:style-name="L6">
        <text:list-item>
          <text:p text:style-name="P7">Instead of listing a sequence diagram, it would be best to add one or two pictures, to show the high architectural overview of the system.</text:p>
        </text:list-item>
        <text:list-item>
          <text:p text:style-name="P7">I would keep separate the model from the implementation choices and add an Implementation section which shortly explains how all the different technologies that you use are linked.</text:p>
        </text:list-item>
        <text:list-item>
          <text:p text:style-name="P7">In the future you may want to consider adding an empirical evaluation. </text:p>
        </text:list-item>
      </text:list>
      <text:list xml:id="list2882142926940823184" text:style-name="L2">
        <text:list-item>
          <text:p text:style-name="P2">Add some images to show the overall architecture and how the components interact with one another</text:p>
        </text:list-item>
        <text:list-item>
          <text:p text:style-name="P2">Add a separate implementation section</text:p>
        </text:list-item>
      </text:list>
      <text:p text:style-name="Standard"/>
      <text:p text:style-name="P4">Review 5</text:p>
      <text:list xml:id="list8735336889795069063" text:style-name="L9">
        <text:list-item>
          <text:p text:style-name="P10">Application of A&amp;A model is interesting however the paper lacks reflecting the exact benefits of using the artifact abstraction. For instance, what is the exact gain when we implement the use of semantic web resources by agents over the artifact conceptualization? To be more specific, agents can directly access and search DBPedia with the help of its SPARQL interface instead of artifacts. That would also eliminate the disadvantages of artifacts as also mentioned by the authors in the conclusion section.</text:p>
        </text:list-item>
        <text:list-item>
          <text:p text:style-name="P10">The discussion of the recommendation tool can be improved by giving a simple example of the search for a learning object via the A&amp;A model.</text:p>
        </text:list-item>
        <text:list-item>
          <text:p text:style-name="P10">Give a reference and short explanation for the Cartago infrastructure</text:p>
        </text:list-item>
        <text:list-item>
          <text:p text:style-name="P10">English should be proofread</text:p>
        </text:list-item>
        <text:list-item>
          <text:p text:style-name="P10">Information of many items in the References section of the paper is missing. Many journal articles are referenced without giving volume and page numbers. Also some conference papers' information are also missing. </text:p>
        </text:list-item>
      </text:list>
      <text:list xml:id="list135204596743703326" text:style-name="L3">
        <text:list-item>
          <text:p text:style-name="P3">What is the exact gain when we implement the use of semantic web resources by agents over the artifact conceptualization? To be more specific, agents can directly access and search DBPedia with the help of its SPARQL interface instead of artifacts</text:p>
        </text:list-item>
        <text:list-item>
          <text:p text:style-name="P3">The discussion of the recommendation tool can be improved by giving a simple example of <text:soft-page-break/>the search for a learning object via the A&amp;A model</text:p>
        </text:list-item>
        <text:list-item>
          <text:p text:style-name="P3"><text:s/>It would be better to give open-access to the tool in order to experience its usage and concretely determine benefits</text:p>
        </text:list-item>
      </text:list>
      <text:p text:style-name="Standard"/>
      <text:p text:style-name="P4">Review 6</text:p>
      <text:list xml:id="list7471951678592051172" text:style-name="L7">
        <text:list-item>
          <text:p text:style-name="P8">The paper could be improved by expanding the validation part and also comparing to other techniques to make a more stronger case for the usefulness of the proposed approach. Practical applications of the work should also be further discussed.</text:p>
        </text:list-item>
      </text:list>
      <text:p text:style-name="Standard"/>
      <text:p text:style-name="P4">Review 7</text:p>
      <text:list xml:id="list2397998729775042918" text:style-name="L10">
        <text:list-item>
          <text:p text:style-name="P11">Authors state that the main objective of the paper is to research A&amp;A in the field of SW. Actually, in the rest of the paper they seem more interested in describing a recommendation approach (called both tool and case study, please choose one!). The presentation of the paper is quite confusing and it is difficult to me understand all the issues and the proposed solutions. First, in both Background and Related Work sections, authors mix state-of-the-art approaches with the proposed solution. I recommend authors to disambiguate that point and put just state-of-the-art solutions in that sections and explain the approach in an ad-hoc one (to be added). As for the explanation of the “tool”, I suggest to use a Figure to illustrate the overall architecture with its modules, the agents and the artifacts involved, as well as showing how the communication is handled.</text:p>
        </text:list-item>
        <text:list-item>
          <text:p text:style-name="P11">Regarding how results have been evaluated, authors must explain why they chose not to use classical RS measures (e.g., precision at k). Besides that, proposing only qualitative results is not sufficient to prove the effectiveness of the approach. Moreover, comparisons with a baseline are also required to show the improvement given by relying on A&amp;A, if any.</text:p>
        </text:list-item>
        <text:list-item>
          <text:p text:style-name="P11">From a more scientific perspective, some further details are needed. For example, keywords in the BoW are ranked according their frequency. Actually, in the literature it has been shown that it is not sufficient and further solutions have been proposed (e.g., TFIDF).</text:p>
        </text:list-item>
        <text:list-item>
          <text:p text:style-name="P11">Moreover, more information on the adopted taxonomy (with, if possible, a sketch of it) may help the reader in understanding the underlying decisions, in particular regarding narrow and broad search.</text:p>
        </text:list-item>
        <text:list-item>
          <text:p text:style-name="P11">As a minor point, I recommend authors to re-read all the paper and correct typos and referenc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0M25S</meta:editing-duration>
    <meta:editing-cycles>24</meta:editing-cycles>
    <meta:generator>OpenOffice.org/3.4.1$Win32 OpenOffice.org_project/341m1$Build-9593</meta:generator>
    <dc:date>2013-11-25T01:43:00.27</dc:date>
    <meta:document-statistic meta:table-count="0" meta:image-count="0" meta:object-count="0" meta:page-count="2" meta:paragraph-count="35" meta:word-count="857" meta:character-count="5181"/>
    <meta:user-defined meta:name="Info 1"/>
    <meta:user-defined meta:name="Info 2"/>
    <meta:user-defined meta:name="Info 3"/>
    <meta:user-defined meta:name="Info 4"/>
  </office:meta>
</office:document-meta>
</file>